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cda6"/>
    </style:style>
    <style:style style:name="P2" style:family="paragraph" style:parent-style-name="Heading">
      <style:text-properties officeooo:paragraph-rsid="00289f32"/>
    </style:style>
    <style:style style:name="P3" style:family="paragraph" style:parent-style-name="Standard">
      <style:text-properties officeooo:paragraph-rsid="00289f32"/>
    </style:style>
    <style:style style:name="P4" style:family="paragraph" style:parent-style-name="Heading">
      <style:text-properties officeooo:paragraph-rsid="0029e14b"/>
    </style:style>
    <style:style style:name="P5" style:family="paragraph" style:parent-style-name="Standard">
      <style:text-properties officeooo:paragraph-rsid="0029e14b"/>
    </style:style>
    <style:style style:name="P6" style:family="paragraph" style:parent-style-name="Standard">
      <style:text-properties officeooo:paragraph-rsid="0025bb2f"/>
    </style:style>
    <style:style style:name="P7" style:family="paragraph" style:parent-style-name="Heading">
      <style:text-properties officeooo:paragraph-rsid="002ebf6b"/>
    </style:style>
    <style:style style:name="P8" style:family="paragraph" style:parent-style-name="Heading_20_2">
      <style:paragraph-properties fo:margin-top="0.353cm" fo:margin-bottom="0.212cm" style:contextual-spacing="false"/>
    </style:style>
    <style:style style:name="P9" style:family="paragraph" style:parent-style-name="Heading_20_3">
      <style:text-properties officeooo:paragraph-rsid="0014125f"/>
    </style:style>
    <style:style style:name="P10" style:family="paragraph" style:parent-style-name="Standard">
      <style:text-properties officeooo:paragraph-rsid="0029e14b"/>
    </style:style>
    <style:style style:name="P11" style:family="paragraph" style:parent-style-name="Standard">
      <style:text-properties officeooo:paragraph-rsid="002ebf6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6df0"/>
    </style:style>
    <style:style style:name="T4" style:family="text">
      <style:text-properties style:text-underline-style="none" officeooo:rsid="0025bb2f"/>
    </style:style>
    <style:style style:name="T5" style:family="text">
      <style:text-properties style:text-underline-style="none" officeooo:rsid="00289f32"/>
    </style:style>
    <style:style style:name="T6" style:family="text">
      <style:text-properties style:text-underline-style="none" officeooo:rsid="0029e14b"/>
    </style:style>
    <style:style style:name="T7" style:family="text">
      <style:text-properties style:text-underline-style="none" officeooo:rsid="002ebf6b"/>
    </style:style>
    <style:style style:name="T8" style:family="text">
      <style:text-properties officeooo:rsid="0014125f"/>
    </style:style>
    <style:style style:name="T9" style:family="text">
      <style:text-properties officeooo:rsid="0015bb8b"/>
    </style:style>
    <style:style style:name="T10" style:family="text">
      <style:text-properties officeooo:rsid="0017b28d"/>
    </style:style>
    <style:style style:name="T11" style:family="text">
      <style:text-properties officeooo:rsid="00226df0"/>
    </style:style>
    <style:style style:name="T12" style:family="text">
      <style:text-properties officeooo:rsid="00246587"/>
    </style:style>
    <style:style style:name="T13" style:family="text">
      <style:text-properties officeooo:rsid="0025bb2f"/>
    </style:style>
    <style:style style:name="T14" style:family="text">
      <style:text-properties officeooo:rsid="0027180e"/>
    </style:style>
    <style:style style:name="T15" style:family="text">
      <style:text-properties officeooo:rsid="00289f32"/>
    </style:style>
    <style:style style:name="T16" style:family="text">
      <style:text-properties officeooo:rsid="0029e14b"/>
    </style:style>
    <style:style style:name="T17" style:family="text">
      <style:text-properties officeooo:rsid="002c71ac"/>
    </style:style>
    <style:style style:name="T18" style:family="text">
      <style:text-properties officeooo:rsid="002eb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Модуль <text:span text:style-name="T11">equation</text:span></text:h>
      <text:h text:style-name="P9" text:outline-level="3">Метод <text:span text:style-name="T11">белый ящик</text:span></text:h>
      <text:p text:style-name="Heading">Тест №<text:span text:style-name="T8">1</text:span></text:p>
      <text:p text:style-name="Standard"><text:span text:style-name="T1">Цель:</text:span><text:span text:style-name="T2"> </text:span><text:span text:style-name="T3">прове</text:span><text:span text:style-name="T4">рить корни и их количество при</text:span><text:span text:style-name="T3"> D &gt; 0</text:span></text:p>
      <text:p text:style-name="Standard"><text:span text:style-name="T1">Тип:</text:span> <text:span text:style-name="T9">позитивный</text:span></text:p>
      <text:p text:style-name="Standard"><text:span text:style-name="T1">Входные данные:</text:span> <text:span text:style-name="T11">a=</text:span><text:span text:style-name="T12">1</text:span><text:span text:style-name="T11">, b=</text:span><text:span text:style-name="T12">1</text:span><text:span text:style-name="T11">, c =-</text:span><text:span text:style-name="T12">2</text:span></text:p>
      <text:p text:style-name="P1"><text:span text:style-name="T1">Ожидаемый результат:</text:span> <text:span text:style-name="T11">x1=-</text:span><text:span text:style-name="T12">2, x2=1, </text:span><text:span text:style-name="T13">ret=2</text:span><text:tab/><text:tab/><text:tab/> <text:s text:c="47"/><text:span text:style-name="T10">2)</text:span></text:p>
      <text:p text:style-name="Heading">Тест №<text:span text:style-name="T12">2</text:span></text:p>
      <text:p text:style-name="P6"><text:span text:style-name="T1">Цель:</text:span><text:span text:style-name="T2"> </text:span><text:span text:style-name="T5">проверить количество вещественных корней при</text:span><text:span text:style-name="T3"> D </text:span><text:span text:style-name="T4">&lt;</text:span><text:span text:style-name="T3"> 0</text:span></text:p>
      <text:p text:style-name="P6"><text:span text:style-name="T1">Тип:</text:span> <text:span text:style-name="T9">позитивный</text:span></text:p>
      <text:p text:style-name="P6"><text:span text:style-name="T1">Входные данные:</text:span> <text:span text:style-name="T11">a=</text:span><text:span text:style-name="T12">1</text:span><text:span text:style-name="T11">, b=</text:span><text:span text:style-name="T14">1</text:span><text:span text:style-name="T11">, c =</text:span><text:span text:style-name="T14">1</text:span></text:p>
      <text:p text:style-name="P3"><text:span text:style-name="T1">Ожидаемый результат:</text:span> <text:span text:style-name="T14">ret=0</text:span></text:p>
      <text:p text:style-name="P2">Тест №<text:span text:style-name="T15">3</text:span></text:p>
      <text:p text:style-name="P3"><text:span text:style-name="T1">Цель:</text:span><text:span text:style-name="T2"> </text:span><text:span text:style-name="T3">прове</text:span><text:span text:style-name="T4">рить корни и их количество при</text:span><text:span text:style-name="T3"> D </text:span><text:span text:style-name="T5">=</text:span><text:span text:style-name="T3"> 0</text:span></text:p>
      <text:p text:style-name="P3"><text:span text:style-name="T1">Тип:</text:span> <text:span text:style-name="T9">позитивный</text:span></text:p>
      <text:p text:style-name="P3"><text:span text:style-name="T1">Входные данные:</text:span> <text:span text:style-name="T11">a=</text:span><text:span text:style-name="T12">1</text:span><text:span text:style-name="T11">, b=</text:span><text:span text:style-name="T16">2</text:span><text:span text:style-name="T11">, c =</text:span><text:span text:style-name="T14">1</text:span></text:p>
      <text:p text:style-name="P3"><text:span text:style-name="T1">Ожидаемый результат:</text:span> <text:span text:style-name="T14">ret=</text:span><text:span text:style-name="T16">1</text:span></text:p>
      <text:p text:style-name="P4">Тест №<text:span text:style-name="T16">4</text:span></text:p>
      <text:p text:style-name="P5"><text:span text:style-name="T1">Цель:</text:span><text:span text:style-name="T2"> </text:span><text:span text:style-name="T6">проверить возвращаемое значение при </text:span><text:span text:style-name="T7">A</text:span><text:span text:style-name="T6">=0</text:span></text:p>
      <text:p text:style-name="P5"><text:span text:style-name="T1">Тип:</text:span> <text:span text:style-name="T17">негативный</text:span></text:p>
      <text:p text:style-name="P5"><text:span text:style-name="T1">Входные данные:</text:span> <text:span text:style-name="T11">a=</text:span><text:span text:style-name="T16">0</text:span><text:span text:style-name="T11">, b=</text:span><text:span text:style-name="T14">1</text:span><text:span text:style-name="T11">, c =</text:span><text:span text:style-name="T16">2</text:span></text:p>
      <text:p text:style-name="P5"><text:span text:style-name="T1">Ожидаемый результат:</text:span> <text:span text:style-name="T14">ret=-</text:span><text:span text:style-name="T16">1</text:span></text:p>
      <text:p text:style-name="P7">Тест №<text:span text:style-name="T18">5</text:span></text:p>
      <text:p text:style-name="P11"><text:span text:style-name="T1">Цель:</text:span><text:span text:style-name="T2"> </text:span><text:span text:style-name="T3">прове</text:span><text:span text:style-name="T4">рить корни и их количество при</text:span><text:span text:style-name="T6"> </text:span><text:span text:style-name="T7">B</text:span><text:span text:style-name="T6">=0</text:span></text:p>
      <text:p text:style-name="P11"><text:span text:style-name="T1">Тип:</text:span> <text:span text:style-name="T17">негативный</text:span></text:p>
      <text:p text:style-name="P11"><text:span text:style-name="T1">Входные данные:</text:span> <text:span text:style-name="T11">a=</text:span><text:span text:style-name="T18">1</text:span><text:span text:style-name="T11">, b=</text:span><text:span text:style-name="T18">0</text:span><text:span text:style-name="T11">, c =-</text:span><text:span text:style-name="T18">1</text:span></text:p>
      <text:p text:style-name="P11"><text:span text:style-name="T1">Ожидаемый результат:</text:span> <text:span text:style-name="T14">ret=</text:span><text:span text:style-name="T18">2, x1=-1, x2=1</text:span></text:p>
      <text:p text:style-name="P7">Тест №<text:span text:style-name="T18">6</text:span></text:p>
      <text:p text:style-name="P11"><text:span text:style-name="T1">Цель:</text:span><text:span text:style-name="T2"> </text:span><text:span text:style-name="T3">прове</text:span><text:span text:style-name="T4">рить корни и их количество при</text:span><text:span text:style-name="T6"> </text:span><text:span text:style-name="T7">C</text:span><text:span text:style-name="T6">=0</text:span></text:p>
      <text:p text:style-name="P11"><text:span text:style-name="T1">Тип:</text:span> <text:span text:style-name="T17">негативный</text:span></text:p>
      <text:p text:style-name="P11"><text:span text:style-name="T1">Входные данные:</text:span> <text:span text:style-name="T11">a=</text:span><text:span text:style-name="T18">1</text:span><text:span text:style-name="T11">, b=</text:span><text:span text:style-name="T18">7</text:span><text:span text:style-name="T11">, c =</text:span><text:span text:style-name="T18">0</text:span></text:p>
      <text:p text:style-name="P11"><text:span text:style-name="T1">Ожидаемый результат:</text:span> <text:span text:style-name="T14">ret=</text:span><text:span text:style-name="T18">0, x1=-7, x2=0</text:span></text:p>
      <text:p text:style-name="P7">Тест №<text:span text:style-name="T18">7</text:span></text:p>
      <text:p text:style-name="P11"><text:span text:style-name="T1">Цель:</text:span><text:span text:style-name="T2"> </text:span><text:span text:style-name="T3">прове</text:span><text:span text:style-name="T4">рить корни и их количество при</text:span><text:span text:style-name="T6"> </text:span><text:span text:style-name="T7">B,C</text:span><text:span text:style-name="T6">=0</text:span></text:p>
      <text:p text:style-name="P11"><text:span text:style-name="T1">Тип:</text:span> <text:span text:style-name="T17">негативный</text:span></text:p>
      <text:p text:style-name="P11"><text:span text:style-name="T1">Входные данные:</text:span> <text:span text:style-name="T11">a=</text:span><text:span text:style-name="T18">1</text:span><text:span text:style-name="T11">, b=</text:span><text:span text:style-name="T18">0</text:span><text:span text:style-name="T11">, c =</text:span><text:span text:style-name="T18">0</text:span></text:p>
      <text:p text:style-name="P11"><text:span text:style-name="T1">Ожидаемый результат:</text:span> <text:span text:style-name="T14">ret=</text:span><text:span text:style-name="T18">1, x1=0</text:span></text:p>
      <text:h text:style-name="Heading_20_3" text:outline-level="3"><text:soft-page-break/>Метод [Название процедуры/функции]</text:h>
      <text:p text:style-name="Heading">Тест №[номер теста]</text:p>
      <text:p text:style-name="Standard">…</text:p>
      <text:p text:style-name="Standard"/>
      <text:p text:style-name="Heading">Тест №[номер теста]</text:p>
      <text:p text:style-name="Standard">…</text:p>
      <text:p text:style-name="Standard"/>
      <text:p text:style-name="Standard">…….</text:p>
      <text:p text:style-name="Standard"/>
      <text:h text:style-name="Heading_20_2" text:outline-level="2">Модуль [Название модуля]</text:h>
      <text:h text:style-name="Heading_20_3" text:outline-level="3">Метод [название процедуры/функции]</text:h>
      <text:p text:style-name="Heading">Тест №[номер теста]</text:p>
      <text:p text:style-name="Standard">…</text:p>
      <text:p text:style-name="Standard"/>
      <text:p text:style-name="Standard">……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24T09:04:53.511097200</meta:creation-date>
    <dc:date>2022-03-23T18:24:59.589975597</dc:date>
    <meta:editing-cycles>10</meta:editing-cycles>
    <meta:editing-duration>PT2H24M42S</meta:editing-duration>
    <meta:generator>LibreOffice/7.2.5.2$Linux_X86_64 LibreOffice_project/20$Build-2</meta:generator>
    <meta:document-statistic meta:table-count="0" meta:image-count="0" meta:object-count="0" meta:page-count="2" meta:paragraph-count="48" meta:word-count="186" meta:character-count="1168" meta:non-whitespace-character-count="980"/>
  </office:meta>
</office:document-meta>
</file>